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Text_20_body" style:list-style-name="L5">
      <style:paragraph-properties fo:margin-top="0in" fo:margin-bottom="0in"/>
    </style:style>
    <style:style style:name="P28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6:09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 loop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 loop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 numbers 0 to 50.</text:p>
        </text:list-item>
        <text:list-item>
          <text:p text:style-name="P3">Write a program that display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 <text:span text:style-name="DecValTok">1</text:span><text:span text:style-name="NormalTok"><text:s text:c="1"/></text:span><text:span text:style-name="DecValTok">10</text:span><text:span text:style-name="NormalTok"><text:s text:c="1"/></text:span><text:span text:style-name="DecValTok">100</text:span><text:span text:style-name="NormalTok"><text:s text:c="1"/></text:span><text:span text:style-name="DecValTok">1000</text:span><text:span text:style-name="NormalTok"><text:s text:c="1"/></text:span><text:span text:style-name="DecValTok">10000</text:span><text:span text:style-name="NormalTok"><text:s text:c="1"/></text:span><text:span text:style-name="DecValTok">100000</text:span><text:span text:style-name="NormalTok"><text:s text:c="1"/></text:span><text:span text:style-name="DecValTok">1000000</text:span></text:p>
        </text:list-item>
      </text:list>
      <text:p text:style-name="First_20_paragraph">In the next problem, implement a program combining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4">Ask user to enter an integer in the range 0 - 100 (including 0 and 100).</text:p>
        </text:list-item>
        <text:list-item>
          <text:p text:style-name="P4">If the value provided by user is not in this range, the program should repeat the question.</text:p>
        </text:list-item>
        <text:list-item>
          <text:p text:style-name="P4">After use provides an integer within the range, display that number.</text:p>
        </text:list-item>
      </text:list>
      <text:p text:style-name="First_20_paragraph">Here is an example of possible program output:</text:p>
      <text:p text:style-name="P5">Enter an integer between 0 and 100: <text:s text:c="1"/>NO</text:p>
      <text:p text:style-name="P6">Sorry, that is not a valid input.</text:p>
      <text:p text:style-name="P7"/>
      <text:p text:style-name="P8">Enter an integer between 0 and 100: <text:s text:c="1"/>-20</text:p>
      <text:p text:style-name="P9">Sorry, that is not a valid input.</text:p>
      <text:p text:style-name="P10"/>
      <text:p text:style-name="P11">Enter an integer between 0 and 100: <text:s text:c="1"/>42</text:p>
      <text:p text:style-name="P12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3">int n;</text:p>
      <text:p text:style-name="P14">bool flag = false;</text:p>
      <text:p text:style-name="P15"/>
      <text:p text:style-name="P16">Console.Write("Enter an integer:");</text:p>
      <text:p text:style-name="P17">flag = int.TryParse(Console.ReadLine(), out n);</text:p>
      <text:p text:style-name="P18"/>
      <text:p text:style-name="P19">while(!flag)</text:p>
      <text:p text:style-name="P20">{</text:p>
      <text:p text:style-name="P21"><text:s text:c="4"/>Console.WriteLine("The value you entered is not a valid integer. Try one more time.");</text:p>
      <text:p text:style-name="P22"><text:s text:c="4"/>Console.Write("Enter an integer:");</text:p>
      <text:p text:style-name="P23"><text:s text:c="4"/>flag = int.TryParse(Console.ReadLine(), out n);</text:p>
      <text:p text:style-name="P24">} </text:p>
      <text:p text:style-name="P25"/>
      <text:p text:style-name="P26">Console.WriteLine($"The number you entered is {n}");</text:p>
      <text:list text:style-name="L5">
        <text:list-item>
          <text:p text:style-name="P27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7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error. For example, you should try:</text:p>
          <text:list text:style-name="L6">
            <text:list-item>
              <text:p text:style-name="P28">alphabetic input (invalid)</text:p>
            </text:list-item>
            <text:list-item>
              <text:p text:style-name="P28">floating point input (invalid)</text:p>
            </text:list-item>
            <text:list-item>
              <text:p text:style-name="P28">negative integer (valid)</text:p>
            </text:list-item>
            <text:list-item>
              <text:p text:style-name="P28">positive integer (valid)</text:p>
            </text:list-item>
            <text:list-item>
              <text:p text:style-name="P28">0 (valid)</text:p>
            </text:list-item>
          </text:list>
        </text:list-item>
        <text:list-item>
          <text:p text:style-name="P27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/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2:09:31Z</meta:creation-date>
    <dc:date>2021-10-10T22:09:31Z</dc:date>
    <meta:user-defined meta:name="date" meta:value-type="string">October  10, 2021 (06:09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